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94cm" fo:min-width="1.904cm" loext:decorative="false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04cm" svg:height="0.744cm" svg:x="1.832cm" svg:y="0.63cm">
          <text:p text:style-name="P1">LSTM(U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fafafa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.255cm" fo:page-height="8.2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meron Kramr</meta:initial-creator>
    <meta:creation-date>2023-12-12T22:48:35.886689087</meta:creation-date>
    <dc:date>2023-12-12T22:50:40.027619188</dc:date>
    <dc:creator>Cameron Kramr</dc:creator>
    <meta:editing-duration>PT2M4S</meta:editing-duration>
    <meta:editing-cycles>1</meta:editing-cycles>
    <meta:generator>LibreOffice/7.6.3.2$Linux_X86_64 LibreOffice_project/60$Build-2</meta:generator>
    <meta:document-statistic meta:object-count="1"/>
  </office:meta>
</office:document-meta>
</file>